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top="0.122cm" fo:margin-bottom="0cm" style:contextual-spacing="false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>
      <loext:graphic-properties draw:fill="solid" draw:fill-color="#dddddd"/>
    </style:style>
    <style:style style:name="gr1" style:family="graphic">
      <style:graphic-properties draw:stroke="dash" draw:stroke-dash="Dash" svg:stroke-color="#000000" svg:stroke-linecap="butt" draw:fill="solid" draw:fill-color="#dddddd" fo:min-height="5.3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8</text:p>
      <text:h text:style-name="P1" text:outline-level="1">Aim : Write A Program To Show Error Handling In Python.</text:h>
      <text:p text:style-name="P2">1. try – except</text:p>
      <text:p text:style-name="P3">import sys</text:p>
      <text:p text:style-name="P3">while True:</text:p>
      <text:p text:style-name="P3">    try:</text:p>
      <text:p text:style-name="P3">        n1 = int(input("Enter A Number 1 : "))</text:p>
      <text:p text:style-name="P3">        n2 = int(input("Enter A Number 2 : "))</text:p>
      <text:p text:style-name="P3">        print("The Divison Is : ",n1/n2)</text:p>
      <text:p text:style-name="P3">    except :</text:p>
      <text:p text:style-name="P3">        print("There Is An Error",sys.exc_info()[0])</text:p>
      <text:p text:style-name="P3"><draw:frame text:anchor-type="paragraph" draw:z-index="0" draw:name="Text Frame 1" draw:style-name="gr1" draw:text-style-name="P4" svg:width="8.878cm" svg:height="5.358cm" svg:x="0.123cm" svg:y="0.062cm"><draw:text-box><text:p>Enter A Number 1 : 1</text:p><text:p>Enter A Number 2 : 2</text:p><text:p>The Divison Is : <text:s/>0.5</text:p><text:p>Enter A Number 1 : a</text:p><text:p>There Is An Error &lt;class 'ValueError'&gt;</text:p><text:p>Enter A Number 1 : 0</text:p><text:p>Enter A Number 2 : 2</text:p><text:p>The Divison Is : <text:s/>0.0</text:p><text:p>Enter A Number 1 : 2</text:p><text:p>Enter A Number 2 : 0</text:p><text:p>There Is An Error &lt;class 'ZeroDivisionError'&gt;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20:29:11.246000000</meta:creation-date>
    <dc:date>2025-03-07T11:59:59.716632800</dc:date>
    <meta:editing-duration>PT14M56S</meta:editing-duration>
    <meta:editing-cycles>2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11" meta:word-count="49" meta:character-count="309" meta:non-whitespace-character-count="230"/>
  </office:meta>
</office:document-meta>
</file>